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0.973cm" fo:min-width="18.597cm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147cm" fo:min-width="3.3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274cm" fo:min-width="2.294cm"/>
      <style:paragraph-properties style:writing-mode="lr-tb"/>
    </style:style>
    <style:style style:name="gr5" style:family="graphic" style:parent-style-name="standard">
      <style:graphic-properties svg:stroke-width="0.053cm" svg:stroke-color="#ff0000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81cm" svg:stroke-color="#ff0000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textarea-horizontal-align="justify" draw:textarea-vertical-align="middle" draw:auto-grow-height="false" fo:min-height="1.274cm" fo:min-width="3.056cm"/>
      <style:paragraph-properties style:writing-mode="lr-tb"/>
    </style:style>
    <style:style style:name="gr8" style:family="graphic" style:parent-style-name="standard">
      <style:graphic-properties svg:stroke-color="#ff9900" draw:fill-color="#ff9900" draw:textarea-horizontal-align="justify" draw:textarea-vertical-align="middle" draw:auto-grow-height="false" fo:min-height="1.528cm" fo:min-width="3.31cm"/>
      <style:paragraph-properties style:writing-mode="lr-tb"/>
    </style:style>
    <style:style style:name="gr9" style:family="graphic" style:parent-style-name="standard">
      <style:graphic-properties svg:stroke-width="0.081cm" svg:stroke-color="#ff9900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draw:fill-color="#ff0000" draw:textarea-vertical-align="middle" draw:auto-grow-height="false" fo:min-height="2.291cm" fo:min-width="2.422cm"/>
    </style:style>
    <style:style style:name="gr11" style:family="graphic" style:parent-style-name="standard">
      <style:graphic-properties draw:textarea-horizontal-align="justify" draw:textarea-vertical-align="middle" draw:auto-grow-height="false" fo:min-height="3.306cm" fo:min-width="3.945cm"/>
      <style:paragraph-properties style:writing-mode="lr-tb"/>
    </style:style>
    <style:style style:name="gr12" style:family="graphic" style:parent-style-name="standard">
      <style:graphic-properties draw:stroke="none" draw:fill-color="#ff9900" draw:textarea-horizontal-align="justify" draw:textarea-vertical-align="middle" draw:auto-grow-height="false" fo:min-height="1.296cm" fo:min-width="2.421cm"/>
      <style:paragraph-properties style:writing-mode="lr-tb"/>
    </style:style>
    <style:style style:name="gr13" style:family="graphic" style:parent-style-name="standard">
      <style:graphic-properties svg:stroke-width="0.053cm" svg:stroke-color="#ff9900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textarea-horizontal-align="justify" draw:textarea-vertical-align="middle" draw:auto-grow-height="false" fo:min-height="0.983cm" fo:min-width="3.945cm"/>
      <style:paragraph-properties style:writing-mode="lr-tb"/>
    </style:style>
    <style:style style:name="gr15" style:family="graphic" style:parent-style-name="objectwithoutfill">
      <style:graphic-properties svg:stroke-width="0.081cm" svg:stroke-color="#ff99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9900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177cm" svg:height="11.303cm" svg:x="7.461cm" svg:y="4.62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129cm" svg:height="1.508cm" svg:x="14.143cm" svg:y="2.859cm">
          <draw:text-box>
            <text:p text:style-name="P2"><text:span text:style-name="T1">Contrôle</text:span></text:p>
          </draw:text-box>
        </draw:frame>
        <draw:custom-shape draw:style-name="gr3" draw:text-style-name="P4" xml:id="id1" draw:id="id1" draw:layer="layout" svg:width="3.81cm" svg:height="1.397cm" svg:x="8.477cm" svg:y="5.71cm">
          <text:p text:style-name="P4"><text:span text:style-name="T2">Acquisition</text:span><text:span text:style-name="T2"><text:line-break/></text:span><text:span text:style-name="T2">éclairement</text:span></text:p>
          <draw:enhanced-geometry svg:viewBox="0 0 21600 21600" draw:type="rectangle" draw:enhanced-path="M 0 0 L 21600 0 21600 21600 0 21600 0 0 Z N"/>
        </draw:custom-shape>
        <draw:frame draw:style-name="gr2" draw:text-style-name="P5" xml:id="id3" draw:id="id3" draw:layer="layout" svg:width="3.846cm" svg:height="1.673cm" svg:x="1.617cm" svg:y="5.593cm">
          <draw:text-box>
            <text:p>Éclairement</text:p>
            <text:p text:style-name="P4">(lux)</text:p>
          </draw:text-box>
        </draw:frame>
        <draw:custom-shape draw:style-name="gr4" draw:text-style-name="P4" xml:id="id2" draw:id="id2" draw:layer="layout" svg:width="2.794cm" svg:height="1.524cm" svg:x="14.827cm" svg:y="5.637cm">
          <text:p text:style-name="P4"><text:span text:style-name="T2">Niveau</text:span></text:p>
          <text:p text:style-name="P4"><text:span text:style-name="T2">luminosité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12.287cm" svg:y1="6.408cm" svg:x2="14.827cm" svg:y2="6.399cm" draw:start-shape="id1" draw:end-shape="id2" svg:d="M12287 6408h1270v-9h1270" svg:viewBox="0 0 2541 10">
          <text:p/>
        </draw:connector>
        <draw:connector draw:style-name="gr6" draw:text-style-name="P4" draw:layer="layout" draw:line-skew="-0.017cm" svg:x1="5.463cm" svg:y1="6.429cm" svg:x2="8.477cm" svg:y2="6.408cm" draw:start-shape="id3" draw:end-shape="id1" svg:d="M5463 6429h1490v-21h1524" svg:viewBox="0 0 3015 22">
          <text:p/>
        </draw:connector>
        <draw:custom-shape draw:style-name="gr3" draw:text-style-name="P4" xml:id="id5" draw:id="id5" draw:layer="layout" svg:width="3.81cm" svg:height="1.397cm" svg:x="8.478cm" svg:y="13.311cm">
          <text:p text:style-name="P4"><text:span text:style-name="T2">Acquisition</text:span><text:span text:style-name="T2"><text:line-break/></text:span><text:span text:style-name="T2">présence</text:span></text:p>
          <draw:enhanced-geometry svg:viewBox="0 0 21600 21600" draw:type="rectangle" draw:enhanced-path="M 0 0 L 21600 0 21600 21600 0 21600 0 0 Z N"/>
        </draw:custom-shape>
        <draw:frame draw:style-name="gr2" draw:text-style-name="P5" xml:id="id4" draw:id="id4" draw:layer="layout" svg:width="3.177cm" svg:height="0.962cm" svg:x="2.125cm" svg:y="13.511cm">
          <draw:text-box>
            <text:p>Présence</text:p>
          </draw:text-box>
        </draw:frame>
        <draw:connector draw:style-name="gr6" draw:text-style-name="P4" draw:layer="layout" draw:line-skew="-0.017cm" svg:x1="5.302cm" svg:y1="13.992cm" svg:x2="8.478cm" svg:y2="14.009cm" draw:start-shape="id4" draw:end-shape="id5" svg:d="M5302 13992h1571v17h1605" svg:viewBox="0 0 3177 18">
          <text:p/>
        </draw:connector>
        <draw:custom-shape draw:style-name="gr7" draw:text-style-name="P4" xml:id="id6" draw:id="id6" draw:layer="layout" svg:width="3.556cm" svg:height="1.524cm" svg:x="14.827cm" svg:y="13.257cm">
          <text:p text:style-name="P4"><text:span text:style-name="T2">Présence ?</text:span><text:span text:style-name="T2"><text:line-break/></text:span><text:span text:style-name="T2">(Oui ou Non)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12.288cm" svg:y1="14.009cm" svg:x2="14.827cm" svg:y2="14.019cm" draw:start-shape="id5" draw:end-shape="id6" draw:end-glue-point="3" svg:d="M12288 14009h1270v10h1269" svg:viewBox="0 0 2540 11">
          <text:p/>
        </draw:connector>
        <draw:custom-shape draw:style-name="gr8" draw:text-style-name="P6" xml:id="id8" draw:id="id8" draw:layer="layout" svg:width="3.81cm" svg:height="1.778cm" svg:x="20.288cm" svg:y="5.51cm">
          <text:p text:style-name="P4"><text:span text:style-name="T2">Acquisition</text:span></text:p>
          <text:p text:style-name="P4"><text:span text:style-name="T2">Configuration</text:span></text:p>
          <text:p text:style-name="P4"><text:span text:style-name="T2">(variable)</text:span></text:p>
          <draw:enhanced-geometry svg:viewBox="0 0 21600 21600" draw:type="rectangle" draw:enhanced-path="M 0 0 L 21600 0 21600 21600 0 21600 0 0 Z N"/>
        </draw:custom-shape>
        <draw:frame draw:style-name="gr2" draw:text-style-name="P5" xml:id="id7" draw:id="id7" draw:layer="layout" svg:width="4.265cm" svg:height="0.962cm" svg:x="20.138cm" svg:y="1.305cm">
          <draw:text-box>
            <text:p>Configuration</text:p>
          </draw:text-box>
        </draw:frame>
        <draw:connector draw:style-name="gr9" draw:text-style-name="P4" draw:layer="layout" svg:x1="22.27cm" svg:y1="2.267cm" svg:x2="22.193cm" svg:y2="5.51cm" draw:start-shape="id7" draw:end-shape="id8" svg:d="M22270 2267v1621h-77v1622" svg:viewBox="0 0 78 3244">
          <text:p/>
        </draw:connector>
        <draw:custom-shape draw:style-name="gr10" draw:text-style-name="P7" draw:layer="layout" svg:width="2.921cm" svg:height="2.54cm" svg:x="9.747cm" svg:y="8.304cm">
          <text:p/>
          <draw:enhanced-geometry svg:viewBox="0 0 21600 21600" draw:text-areas="0 0 21600 21600" draw:type="circular-arrow" draw:modifiers="76.5889934333556 3.02348536373763 8461.0591210284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" draw:text-style-name="P5" draw:layer="layout" svg:width="2.437cm" svg:height="0.962cm" svg:x="13.022cm" svg:y="9.112cm">
          <draw:text-box>
            <text:p>Boucle</text:p>
          </draw:text-box>
        </draw:frame>
        <draw:custom-shape draw:style-name="gr11" draw:text-style-name="P4" xml:id="id9" draw:id="id9" draw:layer="layout" svg:width="4.445cm" svg:height="3.556cm" svg:x="20.288cm" svg:y="8.685cm">
          <text:p text:style-name="P4">Contrôle et<text:line-break/>calculer<text:line-break/>l’ordre<text:line-break/>de luminosité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17.621cm" svg:y1="6.399cm" svg:x2="20.288cm" svg:y2="10.463cm" draw:start-shape="id2" draw:start-glue-point="1" draw:end-shape="id9" svg:d="M17621 6399h1333v4064h1334" svg:viewBox="0 0 2668 4065">
          <text:p/>
        </draw:connector>
        <draw:connector draw:style-name="gr5" draw:text-style-name="P4" draw:layer="layout" svg:x1="18.383cm" svg:y1="14.019cm" svg:x2="20.288cm" svg:y2="10.463cm" draw:start-shape="id6" draw:end-shape="id9" svg:d="M18383 14019h952v-3556h953" svg:viewBox="0 0 1906 3557">
          <text:p/>
        </draw:connector>
        <draw:custom-shape draw:style-name="gr12" draw:text-style-name="P6" xml:id="id10" draw:id="id10" draw:layer="layout" svg:width="2.921cm" svg:height="1.546cm" svg:x="21.431cm" svg:y="13.616cm">
          <text:p text:style-name="P4">Consigne</text:p>
          <text:p text:style-name="P4">(%)</text:p>
          <draw:enhanced-geometry svg:viewBox="0 0 21600 21600" draw:type="rectangle" draw:enhanced-path="M 0 0 L 21600 0 21600 21600 0 21600 0 0 Z N"/>
        </draw:custom-shape>
        <draw:connector draw:style-name="gr13" draw:text-style-name="P4" draw:layer="layout" svg:x1="22.51cm" svg:y1="12.241cm" svg:x2="22.891cm" svg:y2="13.616cm" draw:start-shape="id9" draw:end-shape="id10" draw:end-glue-point="0" svg:d="M22510 12241v688h381v687" svg:viewBox="0 0 382 1376">
          <text:p/>
        </draw:connector>
        <draw:connector draw:style-name="gr13" draw:text-style-name="P4" draw:layer="layout" svg:x1="22.193cm" svg:y1="7.288cm" svg:x2="22.51cm" svg:y2="8.685cm" draw:start-shape="id8" draw:start-glue-point="2" draw:end-shape="id9" svg:d="M22193 7288v723h317v674" svg:viewBox="0 0 318 1398">
          <text:p/>
        </draw:connector>
        <draw:custom-shape draw:style-name="gr14" draw:text-style-name="P4" xml:id="id11" draw:id="id11" draw:layer="layout" svg:width="4.445cm" svg:height="1.233cm" svg:x="20.288cm" svg:y="17.485cm">
          <text:p text:style-name="P4">Partie<text:line-break/>commande</text:p>
          <draw:enhanced-geometry svg:viewBox="0 0 21600 21600" draw:type="rectangle" draw:enhanced-path="M 0 0 L 21600 0 21600 21600 0 21600 0 0 Z N"/>
        </draw:custom-shape>
        <draw:connector draw:style-name="gr15" draw:text-style-name="P8" draw:layer="layout" svg:x1="22.891cm" svg:y1="15.162cm" svg:x2="22.51cm" svg:y2="17.485cm" draw:start-shape="id10" draw:end-shape="id11" svg:d="M22891 15162v1161h-381v1162" svg:viewBox="0 0 382 232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2T13:43:28.018905666</meta:creation-date>
    <dc:date>2022-03-22T14:19:32.856692483</dc:date>
    <meta:editing-duration>PT36M1S</meta:editing-duration>
    <meta:editing-cycles>9</meta:editing-cycles>
    <meta:generator>LibreOffice/6.4.7.2$Linux_X86_64 LibreOffice_project/40$Build-2</meta:generator>
    <meta:document-statistic meta:object-count="25"/>
  </office:meta>
</office:document-meta>
</file>